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4.475cm"/>
    </style:style>
    <style:style style:name="co42" style:family="table-column">
      <style:table-column-properties fo:break-before="auto" style:column-width="6.08cm"/>
    </style:style>
    <style:style style:name="co43" style:family="table-column">
      <style:table-column-properties fo:break-before="auto" style:column-width="4.306cm"/>
    </style:style>
    <style:style style:name="co44" style:family="table-column">
      <style:table-column-properties fo:break-before="auto" style:column-width="5.482cm"/>
    </style:style>
    <style:style style:name="co45" style:family="table-column">
      <style:table-column-properties fo:break-before="auto" style:column-width="7.442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4.23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06cm"/>
    </style:style>
    <style:style style:name="co20" style:family="table-column">
      <style:table-column-properties fo:break-before="auto" style:column-width="16.732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2.921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2.771cm"/>
    </style:style>
    <style:style style:name="co34" style:family="table-column">
      <style:table-column-properties fo:break-before="auto" style:column-width="4.856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0.275cm"/>
    </style:style>
    <style:style style:name="co37" style:family="table-column">
      <style:table-column-properties fo:break-before="auto" style:column-width="31.664cm"/>
    </style:style>
    <style:style style:name="co38" style:family="table-column">
      <style:table-column-properties fo:break-before="auto" style:column-width="2.265cm"/>
    </style:style>
    <style:style style:name="co39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5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number-columns-repeated="58"/>
        <table:table-row table:style-name="ro1">
          <table:table-cell table:style-name="ce11" office:value-type="string" calcext:value-type="string">
            <text:p>meta_package_index</text:p>
          </table:table-cell>
          <table:table-cell table:style-name="ce13" office:value-type="string" calcext:value-type="string">
            <text:p>meta_package_valid</text:p>
          </table:table-cell>
          <table:table-cell table:style-name="ce11" office:value-type="string" calcext:value-type="string">
            <text:p>meta_package_data_size</text:p>
          </table:table-cell>
          <table:table-cell table:style-name="ce13" office:value-type="string" calcext:value-type="string">
            <text:p>meta_package_tree</text:p>
          </table:table-cell>
          <table:table-cell table:style-name="ce11" office:value-type="string" calcext:value-type="string">
            <text:p>meta_package_description</text:p>
          </table:table-cell>
          <table:table-cell table:style-name="ce16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EZStack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job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ellow-brick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data profil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Fast EDA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Proces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Decision Tree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Random Fores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AdaBoos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arg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Logistic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KNeighbor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Naive Baye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tacking y/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5">
        <office:forms form:automatic-focus="false" form:apply-design-mode="false"/>
        <table:table-column table:style-name="co8" table:default-cell-style-name="ce12"/>
        <table:table-column table:style-name="co42" table:number-columns-repeated="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number-columns-repeated="2" table:default-cell-style-name="ce12"/>
        <table:table-column table:style-name="co13" table:number-columns-repeated="57" table:default-cell-style-name="Default"/>
        <table:table-column table:style-name="co14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source_name</text:p>
          </table:table-cell>
          <table:table-cell table:style-name="ce11" office:value-type="string" calcext:value-type="string">
            <text:p>package_source_type</text:p>
          </table:table-cell>
          <table:table-cell table:style-name="ce11" office:value-type="string" calcext:value-type="string">
            <text:p>package_source_short_name</text:p>
          </table:table-cell>
          <table:table-cell table:style-name="ce11" office:value-type="string" calcext:value-type="string">
            <text:p>package_source_kaggle</text:p>
          </table:table-cell>
          <table:table-cell table:style-name="ce1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model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table:table-column table:style-name="co8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3" table:number-columns-repeated="57" table:default-cell-style-name="Default"/>
        <table:table-column table:style-name="co14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packag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name</text:p>
          </table:table-cell>
          <table:table-cell table:style-name="ce11" office:value-type="string" calcext:value-type="string">
            <text:p>package_problem</text:p>
          </table:table-cell>
          <table:table-cell table:style-name="ce11" office:value-type="string" calcext:value-type="string">
            <text:p>package_type</text:p>
          </table:table-cell>
          <table:table-cell table:style-name="ce1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R(kernel='linear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R(kernel='poly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SVR(kernel='rbf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5"/>
          <table:named-range table:name="_xlnm._FilterDatabase_0" table:base-cell-address="$meta_package.$A$1" table:cell-range-address="$package.$A$1:.$G$125"/>
          <table:named-range table:name="_xlnm._FilterDatabase_0_0" table:base-cell-address="$meta_package.$A$1" table:cell-range-address="$package.$A$1:.$G$123"/>
          <table:named-range table:name="_xlnm._FilterDatabase_0_0_0" table:base-cell-address="$meta_package.$A$1" table:cell-range-address="$package.$A$1:.$F$123"/>
          <table:named-range table:name="_xlnm._FilterDatabase_0_0_0_0" table:base-cell-address="$meta_package.$A$1" table:cell-range-address="$package.$A$1:.$F$11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5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number-columns-repeated="59" table:default-cell-style-name="Default"/>
        <table:table-column table:style-name="co39" table:number-columns-repeated="949" table:default-cell-style-name="ce11"/>
        <table:table-row table:style-name="ro1">
          <table:table-cell table:style-name="ce11" office:value-type="string" calcext:value-type="string">
            <text:p>sort_key</text:p>
          </table:table-cell>
          <table:table-cell table:style-name="ce28" office:value-type="string" calcext:value-type="string">
            <text:p>meta_package_index</text:p>
          </table:table-cell>
          <table:table-cell table:style-name="ce13" office:value-type="string" calcext:value-type="string">
            <text:p>document_problem</text:p>
          </table:table-cell>
          <table:table-cell table:style-name="ce13" office:value-type="string" calcext:value-type="string">
            <text:p>document_stacking</text:p>
          </table:table-cell>
          <table:table-cell table:style-name="ce13" office:value-type="string" calcext:value-type="string">
            <text:p>document_keras</text:p>
          </table:table-cell>
          <table:table-cell table:style-name="ce13" office:value-type="string" calcext:value-type="string">
            <text:p>document_xgb</text:p>
          </table:table-cell>
          <table:table-cell table:style-name="ce13" office:value-type="string" calcext:value-type="string">
            <text:p>document_pipeline</text:p>
          </table:table-cell>
          <table:table-cell table:style-name="ce13" office:value-type="string" calcext:value-type="string">
            <text:p>document_yb</text:p>
          </table:table-cell>
          <table:table-cell table:style-name="ce13" office:value-type="string" calcext:value-type="string">
            <text:p>document_ydp</text:p>
          </table:table-cell>
          <table:table-cell table:style-name="ce13" office:value-type="string" calcext:value-type="string">
            <text:p>document_feda</text:p>
          </table:table-cell>
          <table:table-cell table:style-name="ce13" office:value-type="string" calcext:value-type="string">
            <text:p>document_data_size</text:p>
          </table:table-cell>
          <table:table-cell table:style-name="ce13" office:value-type="string" calcext:value-type="string">
            <text:p>document_cv</text:p>
          </table:table-cell>
          <table:table-cell table:style-name="ce13" office:value-type="string" calcext:value-type="string">
            <text:p>document_level_1_model</text:p>
          </table:table-cell>
          <table:table-cell table:style-name="ce28" office:value-type="string" calcext:value-type="string">
            <text:p>title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table:style-name="ce32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2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1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3">"path = '" + str(file) +</text:span> "'"</text:p>
          </table:table-cell>
          <table:table-cell table:number-columns-repeated="1008"/>
        </table:table-row>
        <table:table-row table:style-name="ro1">
          <table:table-cell table:style-name="ce11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3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1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3">"CPU = "</text:span> + str(with_CPU)</text:p>
          </table:table-cell>
          <table:table-cell table:number-columns-repeated="1008"/>
        </table:table-row>
        <table:table-row table:style-name="ro1">
          <table:table-cell table:style-name="ce1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1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1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27]+1" office:value-type="float" office:value="27" calcext:value-type="float">
            <text:p>2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32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1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1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1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1" table:formula="of:=[.A34]+1" office:value-type="float" office:value="34" calcext:value-type="float">
            <text:p>34</text:p>
          </table:table-cell>
          <table:table-cell office:value-type="string" calcext:value-type="string">
            <text:p>NP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1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1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1" table:formula="of:=[.A37]+1" office:value-type="float" office:value="37" calcext:value-type="float">
            <text:p>3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1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Imputation</text:p>
          </table:table-cell>
          <table:table-cell table:style-name="ce32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1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1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42]+1" office:value-type="float" office:value="42" calcext:value-type="float">
            <text:p>42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1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4]+1" office:value-type="float" office:value="44" calcext:value-type="float">
            <text:p>44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1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32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1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32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1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32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1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32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1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32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1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1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55]+1" office:value-type="float" office:value="55" calcext:value-type="float">
            <text:p>5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32" office:value-type="string" calcext:value-type="string">
            <text:p><text:span text:style-name="T3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1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57]+1" office:value-type="float" office:value="57" calcext:value-type="float">
            <text:p>57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1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1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1" table:formula="of:=[.A62]+1" office:value-type="float" office:value="62" calcext:value-type="float">
            <text:p>6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1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1" table:formula="of:=[.A64]+1" office:value-type="float" office:value="64" calcext:value-type="float">
            <text:p>64</text:p>
          </table:table-cell>
          <table:table-cell table:style-name="ce12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5]+1" office:value-type="float" office:value="65" calcext:value-type="float">
            <text:p>65</text:p>
          </table:table-cell>
          <table:table-cell table:style-name="ce12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08"/>
        </table:table-row>
        <table:table-row table:style-name="ro1">
          <table:table-cell table:style-name="ce11" table:formula="of:=[.A66]+1" office:value-type="float" office:value="66" calcext:value-type="float">
            <text:p>66</text:p>
          </table:table-cell>
          <table:table-cell table:style-name="ce12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08"/>
        </table:table-row>
        <table:table-row table:style-name="ro1">
          <table:table-cell table:style-name="ce11" table:formula="of:=[.A67]+1" office:value-type="float" office:value="67" calcext:value-type="float">
            <text:p>67</text:p>
          </table:table-cell>
          <table:table-cell table:style-name="ce12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08"/>
        </table:table-row>
        <table:table-row table:style-name="ro1">
          <table:table-cell table:style-name="ce11" table:formula="of:=[.A68]+1" office:value-type="float" office:value="68" calcext:value-type="float">
            <text:p>68</text:p>
          </table:table-cell>
          <table:table-cell table:style-name="ce12" office:value-type="string" calcext:value-type="string">
            <text:p>FEDA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1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08"/>
        </table:table-row>
        <table:table-row table:style-name="ro1">
          <table:table-cell table:style-name="ce11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08"/>
        </table:table-row>
        <table:table-row table:style-name="ro1">
          <table:table-cell table:style-name="ce11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11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11" table:formula="of:=[.A74]+1" office:value-type="float" office:value="74" calcext:value-type="float">
            <text:p>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3">"feature_importances(RandomForestClassifier(criterion='gini', n_estimators=50)</text:span>, X, y);"</text:p>
          </table:table-cell>
          <table:table-cell table:number-columns-repeated="1008"/>
        </table:table-row>
        <table:table-row table:style-name="ro1">
          <table:table-cell table:style-name="ce11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08"/>
        </table:table-row>
        <table:table-row table:style-name="ro1">
          <table:table-cell table:style-name="ce11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11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2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11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1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1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3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1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1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table:style-name="ce32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86]+1" office:value-type="float" office:value="86" calcext:value-type="float">
            <text:p>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2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1" table:formula="of:=[.A87]+1" office:value-type="float" office:value="87" calcext:value-type="float">
            <text:p>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1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nb_targets = </text:span>1"</text:p>
          </table:table-cell>
          <table:table-cell table:number-columns-repeated="1008"/>
        </table:table-row>
        <table:table-row table:style-name="ro1">
          <table:table-cell table:style-name="ce11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1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2" office:value-type="string" calcext:value-type="string">
            <text:p><text:span text:style-name="T3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1" table:formula="of:=[.A92]+1" office:value-type="float" office:value="92" calcext:value-type="float">
            <text:p>9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3]+1" office:value-type="float" office:value="93" calcext:value-type="float">
            <text:p>9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2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1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1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32" office:value-type="string" calcext:value-type="string">
            <text:p><text:span text:style-name="T3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1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1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32" office:value-type="string" calcext:value-type="string">
            <text:p><text:span text:style-name="T3">"cat_ntree_processor = make_pipeline(SimpleImputer(strategy='most_frequent'), OneHotEncoder(handle_unknown='ignore', sparse=False))</text:span>"</text:p>
          </table:table-cell>
          <table:table-cell table:number-columns-repeated="1008"/>
        </table:table-row>
        <table:table-row table:style-name="ro1">
          <table:table-cell table:style-name="ce11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1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03]+1" office:value-type="float" office:value="103" calcext:value-type="float">
            <text:p>10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32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1" table:formula="of:=[.A104]+1" office:value-type="float" office:value="104" calcext:value-type="float">
            <text:p>10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2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1" table:formula="of:=[.A105]+1" office:value-type="float" office:value="105" calcext:value-type="float">
            <text:p>10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32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1" table:formula="of:=[.A106]+1" office:value-type="float" office:value="106" calcext:value-type="float">
            <text:p>10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07]+1" office:value-type="float" office:value="107" calcext:value-type="float">
            <text:p>10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1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ElasticNetCV(cv=5, n_jobs=-1, 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LogisticRegressionCV(cv=5, solver='saga', penalty='elasticnet', l1_ratios=[0.1, 0.5, 0.9], n_jobs=-1, 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Stacking for regression</text:p>
          </table:table-cell>
          <table:table-cell table:style-name="ce32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Stacking for regression</text:p>
          </table:table-cell>
          <table:table-cell table:style-name="ce32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Stacking for classification</text:p>
          </table:table-cell>
          <table:table-cell table:style-name="ce32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Stacking for classification</text:p>
          </table:table-cell>
          <table:table-cell table:style-name="ce32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20]+1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21]+1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32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1" table:formula="of:=[.A123]+1" office:value-type="float" office:value="123" calcext:value-type="float">
            <text:p>1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1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25]+1" office:value-type="float" office:value="125" calcext:value-type="float">
            <text:p>1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Class prediction error</text:p>
          </table:table-cell>
          <table:table-cell table:style-name="ce32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32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Confusion matrix</text:p>
          </table:table-cell>
          <table:table-cell table:style-name="ce32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32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32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3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2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35]+1" office:value-type="float" office:value="135" calcext:value-type="float">
            <text:p>13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32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36]+1" office:value-type="float" office:value="136" calcext:value-type="float">
            <text:p>13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3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ElasticNetCV(cv=5, n_jobs=-1, 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3">"level_1 = LogisticRegressionCV(cv=5, solver='saga', penalty='elasticnet', l1_ratios=[0.1, 0.5, 0.9], n_jobs=-1, 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ltered model</text:p>
          </table:table-cell>
          <table:table-cell table:style-name="ce32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ltered model</text:p>
          </table:table-cell>
          <table:table-cell table:style-name="ce32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ltered model</text:p>
          </table:table-cell>
          <table:table-cell table:style-name="ce32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ltered model</text:p>
          </table:table-cell>
          <table:table-cell table:style-name="ce32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48]+1" office:value-type="float" office:value="148" calcext:value-type="float">
            <text:p>14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<text:span text:style-name="T3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49]+1" office:value-type="float" office:value="149" calcext:value-type="float">
            <text:p>1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feature permutation importance</text:p>
          </table:table-cell>
          <table:table-cell table:style-name="ce32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<text:span text:style-name="T3">Filtered</text:span> feature elimination</text:p>
          </table:table-cell>
          <table:table-cell table:style-name="ce32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1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2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ROC/AUC</text:p>
          </table:table-cell>
          <table:table-cell table:style-name="ce32" office:value-type="string" calcext:value-type="string">
            <text:p><text:span text:style-name="T3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<text:span text:style-name="T3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<text:span text:style-name="T3">Filtered</text:span> Class prediction error</text:p>
          </table:table-cell>
          <table:table-cell table:style-name="ce32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58]+1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59]+1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<text:span text:style-name="T3">Filtered</text:span> Confusion matrix</text:p>
          </table:table-cell>
          <table:table-cell table:style-name="ce32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</text:span> $R^2$ score</text:p>
          </table:table-cell>
          <table:table-cell table:style-name="ce32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<text:span text:style-name="T3">Filtered</text:span> Model inspection</text:p>
          </table:table-cell>
          <table:table-cell table:style-name="ce32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 </text:span>Model importance</text:p>
          </table:table-cell>
          <table:table-cell office:value-type="string" calcext:value-type="string">
            <text:p><text:span text:style-name="T3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ltered </text:span>Feature permutation importance (a posteriori)</text:p>
          </table:table-cell>
          <table:table-cell table:style-name="ce32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65]+1" office:value-type="float" office:value="165" calcext:value-type="float">
            <text:p>16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1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df = df.drop(dropped_cols</text:span>, axis=1)"</text:p>
          </table:table-cell>
          <table:table-cell table:number-columns-repeated="1008"/>
        </table:table-row>
        <table:table-row table:style-name="ro1">
          <table:table-cell table:style-name="ce11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reduce_schema('column_name', dropped_cols)</text:span>"</text:p>
          </table:table-cell>
          <table:table-cell table:number-columns-repeated="1008"/>
        </table:table-row>
        <table:table-row table:style-name="ro1">
          <table:table-cell table:style-name="ce11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table:style-name="ce32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70]+1" office:value-type="float" office:value="170" calcext:value-type="float">
            <text:p>1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1" table:formula="of:=[.A171]+1" office:value-type="float" office:value="171" calcext:value-type="float">
            <text:p>1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1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2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1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1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nb_targets = </text:span>1 "</text:p>
          </table:table-cell>
          <table:table-cell table:number-columns-repeated="1008"/>
        </table:table-row>
        <table:table-row table:style-name="ro1">
          <table:table-cell table:style-name="ce11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table:style-name="ce32" office:value-type="string" calcext:value-type="string">
            <text:p><text:span text:style-name="T3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1" table:formula="of:=[.A176]+1" office:value-type="float" office:value="176" calcext:value-type="float">
            <text:p>17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2" office:value-type="string" calcext:value-type="string">
            <text:p><text:span text:style-name="T3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08"/>
        </table:table-row>
        <table:table-row table:style-name="ro1">
          <table:table-cell table:style-name="ce11" table:formula="of:=[.A177]+1" office:value-type="float" office:value="177" calcext:value-type="float">
            <text:p>17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1" table:formula="of:=[.A178]+1" office:value-type="float" office:value="178" calcext:value-type="float">
            <text:p>17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nal model</text:p>
          </table:table-cell>
          <table:table-cell table:style-name="ce32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nal model</text:p>
          </table:table-cell>
          <table:table-cell table:style-name="ce32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nal model</text:p>
          </table:table-cell>
          <table:table-cell table:style-name="ce32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table:style-name="ce36" office:value-type="string" calcext:value-type="string">
            <text:p>Build final model</text:p>
          </table:table-cell>
          <table:table-cell table:style-name="ce32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84]+1" office:value-type="float" office:value="184" calcext:value-type="float">
            <text:p>18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85]+1" office:value-type="float" office:value="185" calcext:value-type="float">
            <text:p>18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32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#</text:p>
          </table:table-cell>
          <table:table-cell office:value-type="string" calcext:value-type="string">
            <text:p><text:span text:style-name="T3">Final</text:span> feature elimination</text:p>
          </table:table-cell>
          <table:table-cell table:style-name="ce32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1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2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32" office:value-type="string" calcext:value-type="string">
            <text:p><text:span text:style-name="T3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Final Class prediction error</text:p>
          </table:table-cell>
          <table:table-cell table:style-name="ce32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94]+1" office:value-type="float" office:value="194" calcext:value-type="float">
            <text:p>19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95]+1" office:value-type="float" office:value="195" calcext:value-type="float">
            <text:p>19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32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table:style-name="ce32" office:value-type="string" calcext:value-type="string">
            <text:p>Final Confusion matrix</text:p>
          </table:table-cell>
          <table:table-cell table:style-name="ce32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32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32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00]+1" office:value-type="float" office:value="200" calcext:value-type="float">
            <text:p>2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nal </text:span>Model importance</text:p>
          </table:table-cell>
          <table:table-cell office:value-type="string" calcext:value-type="string">
            <text:p><text:span text:style-name="T3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nal </text:span>Feature permutation importance (a posteriori)</text:p>
          </table:table-cell>
          <table:table-cell table:style-name="ce32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#</text:p>
          </table:table-cell>
          <table:table-cell office:value-type="string" calcext:value-type="string">
            <text:p><text:span text:style-name="T3">Final </text:span>Partial Dependence &amp; Individual Conditional Expectation </text:p>
          </table:table-cell>
          <table:table-cell office:value-type="string" calcext:value-type="string">
            <text:p>"pd_ice_plot(model=model, X_test=X_test, feature=X_test.columns, CPU=CPU)"</text:p>
          </table:table-cell>
          <table:table-cell table:number-columns-repeated="1008"/>
        </table:table-row>
        <table:table-row table:style-name="ro1">
          <table:table-cell table:style-name="ce11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1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3">"fastapi_server(model, 'model.sav'</text:span>, X, y)"</text:p>
          </table:table-cell>
          <table:table-cell table:number-columns-repeated="1008"/>
        </table:table-row>
        <table:table-row table:style-name="ro1">
          <table:table-cell table:style-name="ce11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32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"dockerize(name, model, model_name, X, y)"</text:p>
          </table:table-cell>
          <table:table-cell table:number-columns-repeated="1008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2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P2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9:12:22.008642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1-05T09:14:02.848765724</dc:date>
    <meta:editing-cycles>657</meta:editing-cycles>
    <meta:editing-duration>P10DT7H59M45S</meta:editing-duration>
    <meta:generator>LibreOffice/7.5.9.2$Linux_X86_64 LibreOffice_project/50$Build-2</meta:generator>
    <meta:document-statistic meta:table-count="4" meta:cell-count="4699" meta:object-count="0"/>
  </office:meta>
</office:document-meta>
</file>